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fo:font-weight="bold" officeooo:rsid="00516f4a" officeooo:paragraph-rsid="00516f4a" style:font-weight-asian="bold" style:font-weight-complex="bold"/>
    </style:style>
    <style:style style:name="P15" style:family="paragraph" style:parent-style-name="Standard">
      <style:text-properties style:text-underline-style="none" fo:font-weight="bold" officeooo:rsid="0058dd8d" officeooo:paragraph-rsid="0058dd8d" style:font-weight-asian="bold" style:font-weight-complex="bold"/>
    </style:style>
    <style:style style:name="P16" style:family="paragraph" style:parent-style-name="Standard">
      <style:text-properties style:text-underline-style="none" officeooo:rsid="00238c15" officeooo:paragraph-rsid="002e5213"/>
    </style:style>
    <style:style style:name="P17" style:family="paragraph" style:parent-style-name="Standard">
      <style:text-properties style:text-underline-style="none" officeooo:rsid="0024e3ab" officeooo:paragraph-rsid="002e5213"/>
    </style:style>
    <style:style style:name="P18" style:family="paragraph" style:parent-style-name="Standard">
      <style:text-properties style:text-underline-style="none" officeooo:rsid="00280c79" officeooo:paragraph-rsid="002e5213"/>
    </style:style>
    <style:style style:name="P19" style:family="paragraph" style:parent-style-name="Standard">
      <style:text-properties style:text-underline-style="none" fo:font-weight="normal" officeooo:rsid="003e48b8" officeooo:paragraph-rsid="003e48b8" style:font-weight-asian="normal" style:font-weight-complex="normal"/>
    </style:style>
    <style:style style:name="P20" style:family="paragraph" style:parent-style-name="Standard">
      <style:text-properties style:text-underline-style="none" fo:font-weight="normal" officeooo:rsid="003109d9" officeooo:paragraph-rsid="0030761b" style:font-weight-asian="normal" style:font-weight-complex="normal"/>
    </style:style>
    <style:style style:name="P21" style:family="paragraph" style:parent-style-name="Standard">
      <style:text-properties style:text-underline-style="none" fo:font-weight="normal" officeooo:rsid="0044065a" officeooo:paragraph-rsid="00451073" style:font-weight-asian="normal" style:font-weight-complex="normal"/>
    </style:style>
    <style:style style:name="P22" style:family="paragraph" style:parent-style-name="Standard">
      <style:text-properties style:text-underline-style="none" fo:font-weight="normal" officeooo:rsid="003289e5" officeooo:paragraph-rsid="004824aa" style:font-weight-asian="normal" style:font-weight-complex="normal"/>
    </style:style>
    <style:style style:name="P23" style:family="paragraph" style:parent-style-name="Standard">
      <style:text-properties style:text-underline-style="none" fo:font-weight="normal" officeooo:rsid="0058dd8d" officeooo:paragraph-rsid="0058dd8d" style:font-weight-asian="normal" style:font-weight-complex="normal"/>
    </style:style>
    <style:style style:name="P24" style:family="paragraph" style:parent-style-name="Standard">
      <style:text-properties style:text-underline-style="none" fo:font-weight="normal" officeooo:rsid="005a407f" officeooo:paragraph-rsid="005a407f" style:font-weight-asian="normal" style:font-weight-complex="normal"/>
    </style:style>
    <style:style style:name="P25" style:family="paragraph" style:parent-style-name="Standard">
      <style:text-properties style:text-underline-style="none" fo:font-weight="normal" officeooo:rsid="003afbf7" officeooo:paragraph-rsid="003cf38b" style:font-weight-asian="normal" style:font-weight-complex="normal"/>
    </style:style>
    <style:style style:name="P26" style:family="paragraph" style:parent-style-name="Standard">
      <style:text-properties style:text-underline-style="none" fo:font-weight="normal" officeooo:rsid="0030761b" officeooo:paragraph-rsid="0030761b" style:font-weight-asian="normal" style:font-weight-complex="normal"/>
    </style:style>
    <style:style style:name="P27" style:family="paragraph" style:parent-style-name="Standard">
      <style:text-properties style:text-underline-style="none" fo:font-weight="normal" officeooo:rsid="0067ce30" officeooo:paragraph-rsid="0067ce30" style:font-weight-asian="normal" style:font-weight-complex="normal"/>
    </style:style>
    <style:style style:name="P28" style:family="paragraph" style:parent-style-name="Standard">
      <style:text-properties style:text-underline-style="none" fo:font-weight="normal" officeooo:rsid="0067ce30" officeooo:paragraph-rsid="00682cdd" style:font-weight-asian="normal" style:font-weight-complex="normal"/>
    </style:style>
    <style:style style:name="P29" style:family="paragraph" style:parent-style-name="Standard">
      <style:text-properties style:text-underline-style="none" fo:font-weight="normal" officeooo:rsid="005bf4ab" officeooo:paragraph-rsid="005bf4ab" style:font-weight-asian="normal" style:font-weight-complex="normal"/>
    </style:style>
    <style:style style:name="P30" style:family="paragraph" style:parent-style-name="Standard">
      <style:text-properties style:text-underline-style="none" fo:font-weight="normal" officeooo:rsid="0068672a" officeooo:paragraph-rsid="0068672a" style:font-weight-asian="normal" style:font-weight-complex="normal"/>
    </style:style>
    <style:style style:name="P31" style:family="paragraph" style:parent-style-name="Standard">
      <style:text-properties style:text-underline-style="none" officeooo:rsid="00330191" officeooo:paragraph-rsid="0039067c"/>
    </style:style>
    <style:style style:name="P32" style:family="paragraph" style:parent-style-name="Standard">
      <style:text-properties style:text-underline-style="none" officeooo:rsid="00516f4a" officeooo:paragraph-rsid="0051cf2f"/>
    </style:style>
    <style:style style:name="P33" style:family="paragraph" style:parent-style-name="Standard">
      <style:text-properties style:text-underline-style="none" officeooo:rsid="0051cf2f" officeooo:paragraph-rsid="0051cf2f"/>
    </style:style>
    <style:style style:name="P34" style:family="paragraph" style:parent-style-name="Standard">
      <style:text-properties style:text-underline-style="none" officeooo:rsid="00546c6b" officeooo:paragraph-rsid="00546c6b"/>
    </style:style>
    <style:style style:name="P35" style:family="paragraph" style:parent-style-name="Standard">
      <style:text-properties style:text-underline-style="none" officeooo:rsid="0056473f" officeooo:paragraph-rsid="0056473f"/>
    </style:style>
    <style:style style:name="P36" style:family="paragraph" style:parent-style-name="Standard">
      <style:text-properties style:text-underline-style="none" officeooo:rsid="003afbf7" officeooo:paragraph-rsid="003cf38b"/>
    </style:style>
    <style:style style:name="P37" style:family="paragraph" style:parent-style-name="Standard">
      <style:text-properties style:text-underline-style="none" officeooo:rsid="003e8c55" officeooo:paragraph-rsid="006078bc"/>
    </style:style>
    <style:style style:name="P38" style:family="paragraph" style:parent-style-name="Standard">
      <style:text-properties style:text-underline-style="none" officeooo:rsid="00641752" officeooo:paragraph-rsid="00641752"/>
    </style:style>
    <style:style style:name="P39"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40"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P41" style:family="paragraph" style:parent-style-name="Standard">
      <style:text-properties fo:font-size="14pt" style:text-underline-style="solid" style:text-underline-width="auto" style:text-underline-color="font-color" fo:font-weight="bold" officeooo:rsid="0068672a" officeooo:paragraph-rsid="006a3a8d" style:font-size-asian="14pt" style:font-weight-asian="bold" style:font-size-complex="14pt" style:font-weight-complex="bold"/>
    </style:style>
    <style:style style:name="P42" style:family="paragraph" style:parent-style-name="Standard">
      <style:text-properties fo:font-size="14pt" style:text-underline-style="solid" style:text-underline-width="auto" style:text-underline-color="font-color" fo:font-weight="bold" officeooo:rsid="006dfaea" officeooo:paragraph-rsid="006dfaea" style:font-size-asian="14pt" style:font-weight-asian="bold" style:font-size-complex="14pt" style:font-weight-complex="bold"/>
    </style:style>
    <style:style style:name="P43"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44"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46"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47" style:family="paragraph" style:parent-style-name="Standard">
      <style:text-properties officeooo:rsid="001430d3" officeooo:paragraph-rsid="00158cb7"/>
    </style:style>
    <style:style style:name="P48" style:family="paragraph" style:parent-style-name="Text_20_body">
      <style:text-properties officeooo:paragraph-rsid="006cca52"/>
    </style:style>
    <style:style style:name="P49" style:family="paragraph" style:parent-style-name="Standard" style:list-style-name="L1">
      <style:text-properties style:text-underline-style="none" officeooo:rsid="00641752" officeooo:paragraph-rsid="00641752"/>
    </style:style>
    <style:style style:name="P50" style:family="paragraph" style:parent-style-name="Standard" style:list-style-name="L1">
      <style:text-properties style:text-underline-style="none" officeooo:rsid="006452e3" officeooo:paragraph-rsid="006452e3"/>
    </style:style>
    <style:style style:name="P51" style:family="paragraph" style:parent-style-name="Standard" style:list-style-name="L1">
      <style:text-properties style:text-underline-style="none" officeooo:rsid="00649560" officeooo:paragraph-rsid="00649560"/>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style:style style:name="T12" style:family="text">
      <style:text-properties officeooo:rsid="0032a9cb"/>
    </style:style>
    <style:style style:name="T13" style:family="text">
      <style:text-properties fo:font-weight="normal" style:font-weight-asian="normal" style:font-weight-complex="normal"/>
    </style:style>
    <style:style style:name="T14" style:family="text">
      <style:text-properties fo:font-weight="normal" officeooo:rsid="0035b78c" style:font-weight-asian="normal" style:font-weight-complex="normal"/>
    </style:style>
    <style:style style:name="T15" style:family="text">
      <style:text-properties fo:font-weight="normal" officeooo:rsid="00379f05" style:font-weight-asian="normal" style:font-weight-complex="normal"/>
    </style:style>
    <style:style style:name="T16" style:family="text">
      <style:text-properties fo:font-weight="normal" officeooo:rsid="0039067c" style:font-weight-asian="normal" style:font-weight-complex="normal"/>
    </style:style>
    <style:style style:name="T17" style:family="text">
      <style:text-properties fo:font-weight="normal" officeooo:rsid="003cf38b" style:font-weight-asian="normal" style:font-weight-complex="normal"/>
    </style:style>
    <style:style style:name="T18" style:family="text">
      <style:text-properties fo:font-weight="normal" officeooo:rsid="003fb7b6" style:font-weight-asian="normal" style:font-weight-complex="normal"/>
    </style:style>
    <style:style style:name="T19" style:family="text">
      <style:text-properties fo:font-weight="normal" officeooo:rsid="004b5d9e" style:font-weight-asian="normal" style:font-weight-complex="normal"/>
    </style:style>
    <style:style style:name="T20" style:family="text">
      <style:text-properties fo:font-weight="normal" officeooo:rsid="004db44e" style:font-weight-asian="normal" style:font-weight-complex="normal"/>
    </style:style>
    <style:style style:name="T21" style:family="text">
      <style:text-properties fo:font-weight="normal" officeooo:rsid="004dd87b" style:font-weight-asian="normal" style:font-weight-complex="normal"/>
    </style:style>
    <style:style style:name="T22" style:family="text">
      <style:text-properties fo:font-weight="normal" officeooo:rsid="004f68f9" style:font-weight-asian="normal" style:font-weight-complex="normal"/>
    </style:style>
    <style:style style:name="T23" style:family="text">
      <style:text-properties officeooo:rsid="0041b988"/>
    </style:style>
    <style:style style:name="T24" style:family="text">
      <style:text-properties officeooo:rsid="0044d132"/>
    </style:style>
    <style:style style:name="T25" style:family="text">
      <style:text-properties officeooo:rsid="00451073"/>
    </style:style>
    <style:style style:name="T26" style:family="text">
      <style:text-properties officeooo:rsid="004824aa"/>
    </style:style>
    <style:style style:name="T27" style:family="text">
      <style:text-properties officeooo:rsid="0049ab8d"/>
    </style:style>
    <style:style style:name="T28" style:family="text">
      <style:text-properties officeooo:rsid="0051cf2f"/>
    </style:style>
    <style:style style:name="T29" style:family="text">
      <style:text-properties officeooo:rsid="0052d6dc"/>
    </style:style>
    <style:style style:name="T30" style:family="text">
      <style:text-properties officeooo:rsid="0057a696"/>
    </style:style>
    <style:style style:name="T31" style:family="text">
      <style:text-properties officeooo:rsid="003cf38b"/>
    </style:style>
    <style:style style:name="T32" style:family="text">
      <style:text-properties officeooo:rsid="005daaf6"/>
    </style:style>
    <style:style style:name="T33" style:family="text">
      <style:text-properties officeooo:rsid="0064413e"/>
    </style:style>
    <style:style style:name="T34" style:family="text">
      <style:text-properties officeooo:rsid="00651c0e"/>
    </style:style>
    <style:style style:name="T35" style:family="text">
      <style:text-properties officeooo:rsid="006bba5e"/>
    </style:style>
    <style:style style:name="T36" style:family="text">
      <style:text-properties officeooo:rsid="006ebde1"/>
    </style:style>
    <style:style style:name="T37" style:family="text">
      <style:text-properties officeooo:rsid="0070a360"/>
    </style:style>
    <style:style style:name="T38" style:family="text">
      <style:text-properties officeooo:rsid="0070dc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esumen de la 3º clase “Herramientas y temáticas <text:span text:style-name="T1">actuales </text:span>de Data Warehouses y OLAP”.</text:p>
      <text:p text:style-name="P39"/>
      <text:p text:style-name="P39"><text:span text:style-name="T10">Diseño general</text:span> del DW</text:p>
      <text:p text:style-name="P39"/>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6">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6"/>
      <text:p text:style-name="P12">Diseño lógico:</text:p>
      <text:p text:style-name="P17">Consiste en la transformación del esquema conceptual en un esquema lógico; y segundo, la especificación de los procesos ETL.</text:p>
      <text:p text:style-name="P17">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7"/>
      <text:p text:style-name="P13">Diseño físico:</text:p>
      <text:p text:style-name="P18">Debemos considerar dos aspectos : la implementación tanto de los esquema del DW, como de los procesos ETL. Durante la fase de diseño físico, el esquema lógico se convierte en una estructura de base de datos física.</text:p>
      <text:p text:style-name="P45">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43"/>
      <text:p text:style-name="P46">El modelo MultiDim:</text:p>
      <text:p text:style-name="P44">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text:soft-page-break/>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38">Las medidas se pueden clasificar<text:span text:style-name="T34">se</text:span> como sigue:</text:p>
      <text:list xml:id="list7478439417962426509" text:style-name="L1">
        <text:list-item>
          <text:p text:style-name="P49">Medidas <text:span text:style-name="T33">aditivas:</text:span> puede<text:span text:style-name="T33">n</text:span> resumi<text:span text:style-name="T33">rse</text:span> a lo largo de todas las dimensiones, utilizando adición.</text:p>
        </text:list-item>
        <text:list-item>
          <text:p text:style-name="P50">Medidas semiaditivas: se pueden resumir, usando la suma, a lo largo de algunos, pero no todas, las dimensiones.</text:p>
        </text:list-item>
        <text:list-item>
          <text:p text:style-name="P51">Medidas no aditivas: no pueden resumirse, utilizando la suma, través de ninguna dimensión.</text:p>
        </text:list-item>
      </text:list>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40"><text:soft-page-break/>Almacenes de datos difusos</text:p>
      <text:p text:style-name="P40"/>
      <text:p text:style-name="P26">Zadeh desarrolló en la teoría de conjuntos difusos un medio para representa<text:span text:style-name="T11">r</text:span> el lenguaje natural <text:span text:style-name="T11">matemáticamente. Él</text:span> define una variable lingüística que tiene palabras o frases como sus valores. Los valores de la variable lingüística, llamados términos lingüísticos, se proyectan sobre un universo de<text:span text:style-name="T11">l</text:span> discurso. Conjuntos borrosos se utilizan para definir el grado de pertenencia con la que un valor podría pertenecer a un término lingüístico. Zadeh define una variable lingüística como <text:span text:style-name="T23">se muestra en las dispositivas.</text:span></text:p>
      <text:p text:style-name="P27"><text:span text:style-name="T38">En la definición de la variable lingüística, </text:span>G es una gramática para generar las etiquetas de T(X).</text:p>
      <text:p text:style-name="P27">M es una regla semántica que asocia a cada elemento de T(X), un conjunto difuso en U.</text:p>
      <text:p text:style-name="P21"/>
      <text:p text:style-name="P21"><text:span text:style-name="T24">En el ejemplo, vemos que l</text:span>a variable lingüística “<text:span text:style-name="T24">duración</text:span>” representa un concepto difuso que clasifica <text:span text:style-name="T25">la duración </text:span>de las películas e<text:span text:style-name="T25">n base a </text:span>sus términos lingüísticos. <text:span text:style-name="T25">En la f</text:span>igura, <text:span text:style-name="T25">vemos que</text:span> la variable lingüística representada por su nombre "<text:span text:style-name="T25">d</text:span>uración", se descompone en su conjunto de términos lingüísticos, <text:span text:style-name="T25">los cuales </text:span>se proyectan en el universo del discurso por conjuntos difusos. </text:p>
      <text:p text:style-name="P20"/>
      <text:p text:style-name="P22"><text:span text:style-name="T26">En la gráfica del meta modelo Fuzzy Data Warehouse, e</text:span>l lado izquierdo muestra cómo los conceptos <text:span text:style-name="T12">fuzzy</text:span> se integra con un <text:span text:style-name="T12">DW</text:span> clásic<text:span text:style-name="T12">o,</text:span> <text:span text:style-name="T27">mediante</text:span> una estructura de <text:span text:style-name="T12">meta </text:span>tablas.</text:p>
      <text:p text:style-name="P31"><text:span text:style-name="T13">Para cada atributo </text:span><text:span text:style-name="T14">objetivo podemos añadir </text:span><text:span text:style-name="T13">un modelo </text:span><text:span text:style-name="T14">Fuzzy Data Warehouse</text:span><text:span text:style-name="T13">. Por lo tanto, un modelo de </text:span><text:span text:style-name="T14">DW</text:span><text:span text:style-name="T13"> cl</text:span><text:span text:style-name="T14">á</text:span><text:span text:style-name="T13">sic</text:span><text:span text:style-name="T14">o</text:span><text:span text:style-name="T13"> puede tener </text:span><text:span text:style-name="T14">uno o más</text:span><text:span text:style-name="T13"> modelo</text:span><text:span text:style-name="T14">s</text:span><text:span text:style-name="T13"> </text:span><text:span text:style-name="T14">Fuzzy Data Warehouse</text:span><text:span text:style-name="T13">. </text:span><text:span text:style-name="T15">Además, los c</text:span><text:span text:style-name="T13">onceptos difusos pueden existir sin una variable lingüística. </text:span><text:span text:style-name="T15">Esto podemos representarlo</text:span><text:span text:style-name="T13"> sin </text:span><text:span text:style-name="T15">una </text:span><text:span text:style-name="T13">tabla de clasificación </text:span><text:span text:style-name="T15">fuzzy</text:span><text:span text:style-name="T13">. Cada tabla de clasificación </text:span><text:span text:style-name="T15">fuzzy</text:span><text:span text:style-name="T13"> tiene una relación </text:span><text:span text:style-name="T15">de</text:span><text:span text:style-name="T13"> uno o más </text:span><text:span text:style-name="T15">con la</text:span><text:span text:style-name="T13"> </text:span><text:span text:style-name="T15">tabla de <text:s/>pertencia fuzzy</text:span><text:span text:style-name="T13">. Por lo tanto, el modelo </text:span><text:span text:style-name="T16">Fuzzy</text:span><text:span text:style-name="T13"> </text:span><text:span text:style-name="T16">Data Warehouse </text:span><text:span text:style-name="T13">se compone de una o más tablas </text:span><text:span text:style-name="T15">de <text:s/>pertencia fuzzy</text:span><text:span text:style-name="T13"> y cero o más tabla de clasificación </text:span><text:span text:style-name="T15">fuzzy</text:span><text:span text:style-name="T13">.</text:span></text:p>
      <text:p text:style-name="P36"><text:span text:style-name="T13">Para proporcionar un </text:span><text:span text:style-name="T17">DW</text:span><text:span text:style-name="T13"> funcional, el </text:span><text:span text:style-name="T17">FDW</text:span><text:span text:style-name="T13"> tiene que apoyar las operaciones OLAP básicas </text:span><text:span text:style-name="T17">En el libro (Fuzzy Data Warehousing for Performance Measurement) </text:span><text:span text:style-name="T19">describe</text:span><text:span text:style-name="T17"> </text:span><text:span text:style-name="T13">cómo </text:span><text:span text:style-name="T17">las </text:span><text:span text:style-name="T13">operaciones clásica tienen que ser adaptados con el fin de manejar conceptos difusos correctamente y cómo </text:span><text:span text:style-name="T17">la </text:span><text:span text:style-name="T13">definición del cubo de datos tiene que ser ampliado con conceptos difusos.</text:span></text:p>
      <text:p text:style-name="P25"/>
      <text:p text:style-name="P37"><text:span text:style-name="T13">En “</text:span><text:span text:style-name="T21">A fuzzy data warehouse approach for web analytics</text:span><text:span text:style-name="T13">” tenemos una medida </text:span><text:span text:style-name="T22">(</text:span><text:span text:style-name="T20">la </text:span><text:span text:style-name="T13">visita página</text:span><text:span text:style-name="T20">s web</text:span><text:span text:style-name="T22">) </text:span><text:span text:style-name="T13">imprecisa. Al clasificar los usuarios, el concepto nítido de visitas a la página está limita por su </text:span><text:span text:style-name="T18">precisión.</text:span><text:span text:style-name="T13"> Un usuario que tiene 75 visitas podría ser clasificado como un mal visitante, mientras que un visitante con 80 visitas podría ser clasificada como buena visitante. Debido a la imprecisión de la métrica, un usuario podría ser clasificado en la clase equivocada. Por tanto, es difícil comparar los usuarios. Mediante el uso de una clasificación difusa el usuario puede pertenecer a ambos términos lingüísticos al mismo tiempo. Esto permite una transición suave entre las clases y puede manejar mejor la imprecisión de la métrica. Por tanto, el concepto difuso </text:span><text:span text:style-name="T20">sobre la </text:span><text:span text:style-name="T13">visita </text:span><text:span text:style-name="T22">a </text:span><text:span text:style-name="T13">página</text:span><text:span text:style-name="T20">s web</text:span><text:span text:style-name="T13"> proporciona una clasificación más precisa que la clasificación en bruto.</text:span></text:p>
      <text:p text:style-name="P19"/>
      <text:p text:style-name="P14">Beneficios:</text:p>
      <text:p text:style-name="P32"><text:span text:style-name="T13">Se trataron varios enfoques para integrar conceptos difusos en un almacén de datos y OLAP. Sin embargo, la mayoría de estos enfoques han sido desarrollados para un determinado campo de aplicación y que a menudo implican restricciones sobre cómo los conceptos difusos se pueden aplicar. Se ha propuesto que los conceptos difusos están integrados en la estructura jerárquica de las dimensiones. Esto implica la normalización de conceptos difusos. Otras proposiciones sustituyen los valores originales del almacén de datos con información del concepto difuso. </text:span><text:span text:style-name="T28">En consecuencia, ya no es posible analizar los valores originales del almacén de datos.</text:span></text:p>
      <text:p text:style-name="P33">El concepto propuesto por Fasel, aborda estos inconvenientes y proporciona un método más flexible para integrar conceptos difusos utilizando una estructura de meta tablas.</text:p>
      <text:p text:style-name="P33">Con meta <text:span text:style-name="T29">tablas</text:span>, es posible integrar conceptos difusos en cada nivel de jerarquía de dimensiones sin afectar la <text:span text:style-name="T29">sumarización</text:span> de la dimensión. Por lo tanto, los conceptos difusos pueden quedarse sin normalizar. </text:p>
      <text:p text:style-name="P34"><text:soft-page-break/>Otra mejora importante del concepto propuesto, es la capacidad de analizar el almacén de datos difusa simultáneamente en forma difuso y no difusa.</text:p>
      <text:p text:style-name="P35">Y por último, <text:s/><text:span text:style-name="T30">nos provee </text:span>la capacidad de aplicar los conceptos difusos en el proceso de modelado de un almacén de datos, así como en los almacenes de datos clásicos, ya existentes.</text:p>
      <text:p text:style-name="P35"/>
      <text:p text:style-name="P15">Desventaja:</text:p>
      <text:p text:style-name="P23">El concepto de Fuzzy Data Warehouse, propuesto (en <text:span text:style-name="T31">Fuzzy Data Warehousing for Performance Measurement</text:span>), se basa en un enfoque relacional para los almacenes de datos.</text:p>
      <text:p text:style-name="P24">Por ello, es necesario analizar en futuras investigaciones si la estructura de la tabla meta puede ser implementado en bases de datos multidimensionales o si sería necesaria <text:s/>una nueva implementación de conceptos difuso.</text:p>
      <text:p text:style-name="P29">La estructura de <text:span text:style-name="T36">meta </text:span>tabla<text:span text:style-name="T36">s</text:span> no prevee ningún control de versiones cronológico de conceptos difusos. Es decir que, no es posible tener diferentes versiones de conceptos borrosos en diferentes puntos <text:span text:style-name="T32">de</text:span>l tiempo.</text:p>
      <text:p text:style-name="P29"/>
      <text:p text:style-name="P28">Fuzzy SQL, es una extensión del lenguaje SQL, que permite el tratamiento de bases de datos relacionales difusas. Añade un conjunto de operadores difusos, tales como “igual difuso o parecido, posiblemente mayor, posiblemente menor, etc..”. Además, permite definir etiquetas lingüisticas (como frio, calor, …), que pueden emplearse en las consultas.</text:p>
      <text:p text:style-name="P28"/>
      <text:p text:style-name="P28"/>
      <text:p text:style-name="P42">Olap Server</text:p>
      <text:p text:style-name="P41"/>
      <text:p text:style-name="P48">El principal componente de OLAP es el servidor OLAP, que se encuentra entre <text:span text:style-name="T35">el</text:span> cliente y un sistema de gestión de bases de datos (DBMS). El servidor OLAP entiende cómo se organiza los datos en la base de datos, y tiene funciones especiales para el análisis de los datos. Hay servidores OLAP disponibles para casi todos los principales sistemas de bases de datos.</text:p>
      <text:p text:style-name="P48">Un servidor OLAP es un tipo de software para servidores que facilita las operaciones de OLAP, por ejemplo, con el almacenamiento en caché y la re-escritura de consultas. A menudo operaciones OLAP se expresan en MDX, y el servidor OLAP pueden traducir MDX en SQL para su base de datos. <text:span text:style-name="T37">(Este párrafo lo copie de la “definiciones2”).</text:span></text:p>
      <text:p text:style-name="P30">Así como SQL es un lenguaje para la manipulación de bases de datos relacionales, MDX (expresiones multidimensionales) es un lenguaje para definir y consultar las bases de datos OLAP. Aunque a primera vista puede parecer que MDX asemeja SQL, son significativamente diferentes entre sí. Mientras SQL opera sobre tablas, atributos y tuplas, MDX funciona sobre datos cubos, dimensiones, jerarquías y miembros (a nivel de insta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21T20:54:15.199857623</dc:date>
    <meta:editing-duration>PT8H57M26S</meta:editing-duration>
    <meta:editing-cycles>91</meta:editing-cycles>
    <meta:generator>LibreOffice/4.1.3.2$Linux_X86_64 LibreOffice_project/410m0$Build-2</meta:generator>
    <meta:document-statistic meta:table-count="0" meta:image-count="0" meta:object-count="0" meta:page-count="4" meta:paragraph-count="59" meta:word-count="2232" meta:character-count="14214" meta:non-whitespace-character-count="12033"/>
  </office:meta>
</office:document-meta>
</file>